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Text_20_body" style:list-style-name="L3"/>
    <style:style style:name="P3" style:family="paragraph" style:parent-style-name="Text_20_body">
      <style:paragraph-properties fo:text-align="justify" style:justify-single-word="false"/>
    </style:style>
    <style:style style:name="P4" style:family="paragraph" style:parent-style-name="Text_20_body" style:list-style-name="L7">
      <style:paragraph-properties fo:text-align="justify" style:justify-single-word="false"/>
    </style:style>
    <style:style style:name="P5" style:family="paragraph" style:parent-style-name="Text_20_body" style:list-style-name="L9">
      <style:paragraph-properties fo:text-align="justify" style:justify-single-word="false"/>
    </style:style>
    <style:style style:name="P6" style:family="paragraph" style:parent-style-name="Text_20_body" style:list-style-name="L8">
      <style:paragraph-properties fo:text-align="justify"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style:text-position="sub 58%"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72cm" fo:text-indent="-1.08cm" fo:margin-left="1.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82cm" fo:text-indent="-1.18cm" fo:margin-left="1.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document-inspired way <text:line-break/>for tracking changes of RDF data</text:p>
      <text:p text:style-name="Subtitle">The case of the OpenCitations Corpus</text:p>
      <text:h text:style-name="Heading_20_1" text:outline-level="1">Abstract</text:h>
      <text:p text:style-name="P3">There are several distinct ways to represent data drift the in Linked Open Data world. In this paper we introduce the approach for tracking data changes that has been used in the context of the OpenCitations Project. Such approach has been inspired by existing works on change tracking mechanisms in documents created through word-processors such as Microsoft Word and OpenOffice Writer.</text:p>
      <text:p text:style-name="P3"><text:span text:style-name="T6">RASH:</text:span><text:span text:style-name="T1"> </text:span><text:a xlink:type="simple" xlink:href="https://w3id.org/oc/paper/occ-driftalod2016.html" text:style-name="Internet_20_link" text:visited-style-name="Visited_20_Internet_20_Link"><text:span text:style-name="T1">https://w3id.org/oc/paper/occ-driftalod2016.html</text:span></text:a><text:span text:style-name="T1"> </text:span></text:p>
      <text:h text:style-name="Heading_20_1" text:outline-level="1">Introduction</text:h>
      <text:p text:style-name="P3">Data change in time, and the reason for this change can be manyfold. On the one hand, they can have mistakes that are corrected once they are identified, even after the publication date. On the other hand, information (or, better, representations of certain actual situations, like the composition of the government of a country) naturally evolves in time.</text:p>
      <text:p text:style-name="P3">RDF technologies (RDF, OWL, SPARQL, etc.) were not originally thought to keep track of such changes natively. Thus, alternative approaches have been proposed in the past years so as to extend such formalisms with a mechanism for adding such additional endeavour, so as to keep track how certain data have changed. The introduction of Named Graphs <text:bookmark-ref text:reference-format="number-all-superior" text:ref-name="__RefNumPara__17367_1591320820">[5]</text:bookmark-ref> and the Provenance Ontology (PROV-O) <text:bookmark-ref text:reference-format="number-all-superior" text:ref-name="__RefNumPara__17349_1591320820">[4]</text:bookmark-ref> are among the most used and appropriate ways for enabling the description of time-dependent (or, more generally, context-dependent) data. However, there can still exist different ways of keeping track of such changes in time.</text:p>
      <text:p text:style-name="P3">In this paper we introduce the approach for tracking changes in RDF data that has been used in the context of the <text:a xlink:type="simple" xlink:href="http://opencitations.net/" text:style-name="Internet_20_link" text:visited-style-name="Visited_20_Internet_20_Link">OpenCitations Project</text:a> <text:bookmark-ref text:reference-format="number-all-superior" text:ref-name="__RefNumPara__293_1852566440">[2]</text:bookmark-ref> <text:bookmark-ref text:reference-format="number-all-superior" text:ref-name="__RefNumPara__17351_1591320820">[3]</text:bookmark-ref>. The main aim of this project is the creation of<text:span text:style-name="T1"> an open repository of scholarly citation data – the OpenCitations Corpus (OCC) – made available under a </text:span><text:a xlink:type="simple" xlink:href="https://creativecommons.org/publicdomain/zero/1.0/legalcode" text:style-name="Internet_20_link" text:visited-style-name="Visited_20_Internet_20_Link"><text:span text:style-name="T1">Creative Commons public domain dedication</text:span></text:a><text:span text:style-name="T1"> to provide in RDF accurate citation information (bibliographic references) harvested from the scholarly literature. All the entities in the OCC have associated metadata describing its provenance, so as to keep track of the curatorial activities related to each OCC entity, the curatorial agents involved, their roles, and the sources used for retrieving such data. These provenance data are organised in a way that allows us to reconstruct a particular status (or snapshot) of any entity in the OCC at a specified time by using a mechanism inspired by existing works on change tracking mechanisms in documents created through word-processors such as Microsoft Word and OpenOffice Writer.</text:span></text:p>
      <text:p text:style-name="P3">The rest of the paper is organised as follows. In <text:bookmark-ref text:reference-format="text" text:ref-name="__RefHeading__16806_1591320820">Approaches to changes</text:bookmark-ref> we briefly introduce some possible approaches to keep track of changes of RDF data. In <text:bookmark-ref text:reference-format="text" text:ref-name="__RefHeading__16812_1591320820">A document-inspired approach to data drift</text:bookmark-ref> we describe the approach we propose for addressing such issue, while in <text:bookmark-ref text:reference-format="text" text:ref-name="__RefHeading__16814_1591320820">A real application: the OpenCitations Corpus</text:bookmark-ref> we discuss its application in the context of the OCC. Finally, in <text:bookmark-ref text:reference-format="text" text:ref-name="__RefHeading__16816_1591320820">Conclusions</text:bookmark-ref> we conclude the paper sketching out some future works.</text:p>
      <text:h text:style-name="Heading_20_1" text:outline-level="1"><text:bookmark-start text:name="__RefHeading__16806_1591320820"/>Approaches to changes<text:bookmark-end text:name="__RefHeading__16806_1591320820"/></text:h>
      <text:p text:style-name="P3">Two approaches can be used for representing how a particular dataset has evolved in time. On the one hand, <text:span text:style-name="T2">we have </text:span><text:span text:style-name="T4">statement-centric</text:span><text:span text:style-name="T2"> approaches, that basically provide mechanisms to record how </text:span><text:soft-page-break/><text:span text:style-name="T2">the set of statements in a dataset have evolved by means of simple operation such as addition and deletion. On the other hand, we have </text:span><text:span text:style-name="T4">resource-centric</text:span><text:span text:style-name="T2"> approaches, that mainly allow one to say when an instance of a time-dependent class or property (traditionally called </text:span><text:span text:style-name="T4">anti-rigid</text:span><text:span text:style-name="T2"> concepts </text:span><text:span text:style-name="T2"><text:bookmark-ref text:reference-format="number-all-superior" text:ref-name="__RefNumPara__21031_1591320820">[12]</text:bookmark-ref></text:span><text:span text:style-name="T2">) change its status somehow.</text:span></text:p>
      <text:p text:style-name="P3"><text:span text:style-name="T2">There are at least two possible approaches belonging to the first of the aforementioned categories: </text:span><text:span text:style-name="T4">physical snapshots</text:span><text:span text:style-name="T2"> and </text:span><text:span text:style-name="T4">massive statement reification</text:span><text:span text:style-name="T2">.</text:span></text:p>
      <text:p text:style-name="P3"><text:span text:style-name="T2">A </text:span><text:span text:style-name="T4">physical snapshot</text:span><text:span text:style-name="T2"> of a given LOD dataset is a particular record of all the statements in such dataset at a given time. Using this technique, the tracking of all the changes of the dataset is stored every time one think is appropriate, e.g. every time a statement has been added/modified, after a certain amount of modification to the dataset, after a particular time interval (every week, every month, etc.), and so on. This is a quite common strategy for several LOD datasets available online (such as DBPedia </text:span><text:span text:style-name="T2"><text:bookmark-ref text:reference-format="number-all-superior" text:ref-name="__RefNumPara__17502_1591320820">[7]</text:bookmark-ref></text:span><text:span text:style-name="T2">, which makes available versioned datasets as described at </text:span><text:a xlink:type="simple" xlink:href="http://wiki.dbpedia.org/datasets" text:style-name="Internet_20_link" text:visited-style-name="Visited_20_Internet_20_Link"><text:span text:style-name="T2">http://wiki.dbpedia.org/datasets</text:span></text:a><text:span text:style-name="T2">), it is quite easy to implement, but one would need of an extraordinary amount of space and time for keeping track of how a dataset has changed, since every snapshot would record the entire dataset at a certain date.</text:span></text:p>
      <text:p text:style-name="P3"><text:span text:style-name="T2">The </text:span><text:span text:style-name="T4">massive statement reification</text:span><text:span text:style-name="T2"> mechanism requires the creation of additional identifiers (one for each statement), and all of them are, in some way, marked when they have been created/removed and by whom. This kind of approach can be coupled easily with existing models, such as PROV-O </text:span><text:span text:style-name="T2"><text:bookmark-ref text:reference-format="number-all-superior" text:ref-name="__RefNumPara__17349_1591320820">[4]</text:bookmark-ref></text:span><text:span text:style-name="T2">, so as to keep track of how a statement has been modified in time – similarly to what </text:span><text:a xlink:type="simple" xlink:href="https://www.wikidata.org/" text:style-name="Internet_20_link" text:visited-style-name="Visited_20_Internet_20_Link"><text:span text:style-name="T2">Wikidata</text:span></text:a><text:span text:style-name="T2"> </text:span><text:span text:style-name="T2"><text:bookmark-ref text:reference-format="number-all-superior" text:ref-name="__RefNumPara__17504_1591320820">[6]</text:bookmark-ref></text:span><text:span text:style-name="T2"> implements. In this case, the dataset is continuously increasing its size – since deleted statements are not really removed from the dataset, rather they are marked as deleted – but it also allows to track every change and to index it according to the time it happened. This is a quite huge advantage, since it would allow to restore any possible status of the dataset by discarding all the modifications happened after a certain date.</text:span></text:p>
      <text:p text:style-name="P3"><text:span text:style-name="T2">Among the </text:span><text:span text:style-name="T4">resource-centric</text:span><text:span text:style-name="T2"> mechanisms, it is worth mentioning the </text:span><text:span text:style-name="T4">provenance-centric</text:span><text:span text:style-name="T2"> and the </text:span><text:span text:style-name="T4">by-design</text:span><text:span text:style-name="T2"> approaches, that allow one to record changes of a certain resource, e.g. a particular class or an individual, by means of re-using existing models and without explicitly referring to the set of statements they are involved in. </text:span></text:p>
      <text:p text:style-name="P3"><text:span text:style-name="T2">An ontology that can be used for addressing the former category is PROV-DC </text:span><text:span text:style-name="T2"><text:bookmark-ref text:reference-format="number-all-superior" text:ref-name="__RefNumPara__17595_1591320820">[8]</text:bookmark-ref></text:span><text:span text:style-name="T2">, which can be used to for expressing how entities change in time by means of additional classes and properties added to PROV-O, which now allows the specification of activities such as </text:span><text:span text:style-name="T4">prov:Create</text:span><text:span text:style-name="T2">, </text:span><text:span text:style-name="T4">prov:Modify</text:span><text:span text:style-name="T2">, etc. While this is a valuable and simple approach, it is not easy to understand in a formal way which particular aspect of an entity has actually changed.</text:span></text:p>
      <text:p text:style-name="P3"><text:span text:style-name="T2">The alternative approaches, i.e. those compliant with the </text:span><text:span text:style-name="T4">by-design</text:span><text:span text:style-name="T2"> mechanism, oblige the dataset creator of including, from the very beginning, a finest conceptualisation of the (</text:span><text:span text:style-name="T4">anti-rigid</text:span><text:span text:style-name="T2">) entities that can change in time in the actual ontology she is using for representing the data. A good option here is to use particular ontology design patterns, such as the </text:span><text:a xlink:type="simple" xlink:href="http://ontologydesignpatterns.org/wiki/Submissions:TimeIndexedSituation" text:style-name="Internet_20_link" text:visited-style-name="Visited_20_Internet_20_Link"><text:span text:style-name="T2">time-indexed situation pattern</text:span></text:a><text:span text:style-name="T2"> (that is enough flexible to be reused with different kind of data), or the 4D Fluent OWL ontology </text:span><text:span text:style-name="T2"><text:bookmark-ref text:reference-format="number-all-superior" text:ref-name="__RefNumPara__17813_1591320820">[9]</text:bookmark-ref></text:span><text:span text:style-name="T2">. However, if something that now can be modified was not considered as such at the very beginning, it would be possible that part of the ontology used for representing the data (and consequently the data themselves) could be modified accordingly – wasting time and, potentially, changing the current organisation of the data, thus limiting their reusability in the long term.</text:span></text:p>
      <text:p text:style-name="P3"><text:span text:style-name="T2">Both the aforementioned resource-centric mechanisms would allow not to delete permanently any information, rather they would oblige to include the entire history of each entity in the dataset, since they use particular ontological constructs to tell the user when an entity has been created/invalidated, by whom, and so on.</text:span></text:p>
      <text:h text:style-name="Heading_20_1" text:outline-level="1"><text:bookmark-start text:name="__RefHeading__16812_1591320820"/><text:soft-page-break/>A document-inspired approach to data drift<text:bookmark-end text:name="__RefHeading__16812_1591320820"/></text:h>
      <text:p text:style-name="P3">The approach we propose readapts a well-known structure for keeping track of changes in word-processor documents, in particular OpenOffice Writer (OOW herein). When an author activate the change tracking plugin in OOW, every insertion and deletion into the document are tracked by using two different mechanisms proper to <text:span text:style-name="T4">overlapping markup</text:span><text:span text:style-name="T2"> theories, called </text:span><text:span text:style-name="T4">milestone</text:span><text:span text:style-name="T2"> (for insertions) and </text:span><text:span text:style-name="T4">stand-off markup</text:span><text:span text:style-name="T2"> (for deletions) </text:span><text:span text:style-name="T2"><text:bookmark-ref text:reference-format="number-all-superior" text:ref-name="__RefNumPara__17979_1591320820">[10]</text:bookmark-ref></text:span><text:span text:style-name="T2">. Milestones allows one to add the new content directly within the existing text, marking it in some way that can be recognisable. Contrarily, stand-off markup removes explicitly a piece of text from the actual content of the document, and places it in an auxiliary space for easy retrieving and, if needed, restoration.</text:span></text:p>
      <text:p text:style-name="P3"><text:span text:style-name="T2">Following the same principles, we developed a mechanism that allows us to either add or remove new statements directly to the current set of data related to an entity (i.e. the RDF triples that have such entity as subject), while preserving provenance information of such addition/deletion actions in an appropriate contextual space, i.e. the provenance graph associated to such entity. For doing that we leverage the PROV-O </text:span><text:span text:style-name="T2"><text:bookmark-ref text:reference-format="number-all-superior" text:ref-name="__RefNumPara__17349_1591320820">[4]</text:bookmark-ref></text:span><text:span text:style-name="T2"> ontology, and extend it by adding an additional data property called </text:span><text:span text:style-name="T4">hasUpdateQuery</text:span><text:span text:style-name="T2">, which allows us to record insertions and deletions as SPARQL INSERT and SPARQL DELETE queries.</text:span></text:p>
      <text:p text:style-name="P3"><text:span text:style-name="T2">The main idea of our approach is that each entity in a dataset (i.e. an instance </text:span><text:span text:style-name="T4">e</text:span><text:span text:style-name="T2"> of the class </text:span><text:span text:style-name="T4">prov:Entity</text:span><text:span text:style-name="T2">) is represented by one or more snapshots (other instances </text:span><text:span text:style-name="T4">e1</text:span><text:span text:style-name="T2">, </text:span><text:span text:style-name="T4">e2</text:span><text:span text:style-name="T2">, </text:span><text:span text:style-name="T4">e3</text:span><text:span text:style-name="T2">, … of </text:span><text:span text:style-name="T4">prov:Entity</text:span><text:span text:style-name="T2">, each intended as specialisation of </text:span><text:span text:style-name="T4">e</text:span><text:span text:style-name="T2"> via </text:span><text:span text:style-name="T4">prov:specializationOf</text:span><text:span text:style-name="T2">), each recording the composition of such entity </text:span><text:span text:style-name="T4">e</text:span><text:span text:style-name="T2"> (i.e. the statements that have the entity as subject) at a fixed point in time. In addition, each snapshot is linked to the others according to their temporal creation/invalidation by means of the property </text:span><text:span text:style-name="T4">prov:wasDerivedFrom</text:span><text:span text:style-name="T2">. </text:span></text:p>
      <text:p text:style-name="P3"><text:span text:style-name="T2">Please let us introduce a working example for discussing the approach proposed. For instance, let us consider the entity </text:span><text:span text:style-name="T4">sp</text:span><text:span text:style-name="T2"> as composed by the following two statements:</text:span></text:p>
      <text:p text:style-name="P1"><text:span text:style-name="T2">:sp a foaf:Person ; </text:span></text:p>
      <text:p text:style-name="P1"><text:span text:style-name="T2"><text:tab/>foaf:name "Silvio Peroni" .</text:span></text:p>
      <text:p text:style-name="P3"><text:span text:style-name="T2">The addition of these statements also generates, at least, the following provenance statements, so as to set </text:span><text:span text:style-name="T4">sp</text:span><text:span text:style-name="T2"> as a provenance entity, where its statements are implicitly encoded in a specific snapshot:</text:span></text:p>
      <text:p text:style-name="Preformatted_20_Text"><text:span text:style-name="T2">:entity a prov:Entity .</text:span></text:p>
      <text:p text:style-name="Preformatted_20_Text"><text:span text:style-name="T2"/></text:p>
      <text:p text:style-name="Preformatted_20_Text"><text:span text:style-name="T2">:entity-snapshot-1 a prov:Entity ;</text:span></text:p>
      <text:p text:style-name="Preformatted_20_Text"><text:span text:style-name="T2"><text:tab/>prov:specializationOf :entity .</text:span></text:p>
      <text:p text:style-name="P3"><text:span text:style-name="T2">Then suppose the curator of such data will decide to split the full name of </text:span><text:span text:style-name="T4">sp</text:span><text:span text:style-name="T2"> using two distinct properties, i.e. </text:span><text:span text:style-name="T4">foaf:givenName</text:span><text:span text:style-name="T2"> and </text:span><text:span text:style-name="T4">foaf:familyName</text:span><text:span text:style-name="T2">, so as to remove the more generic </text:span><text:span text:style-name="T4">foaf:name</text:span><text:span text:style-name="T2">:</text:span></text:p>
      <text:p text:style-name="P1"><text:span text:style-name="T2">:sp a foaf:Person ;</text:span></text:p>
      <text:p text:style-name="P1"><text:span text:style-name="T2"><text:tab/>foaf:givenName "Silvio" ;</text:span></text:p>
      <text:p text:style-name="P1"><text:span text:style-name="T2"><text:tab/>foaf:familyName "Peroni" .</text:span></text:p>
      <text:p text:style-name="P3"><text:span text:style-name="T2">In this case, a new snapshot of the entity will be generated, which specifies which statements have been added/deleted (by means of the property </text:span><text:span text:style-name="T4">new:hasUpdateQuery</text:span><text:span text:style-name="T2">) starting from the previous snapshot linked through the property </text:span><text:span text:style-name="T4">prov:wasDerivedFrom</text:span><text:span text:style-name="T2">, as shown as follows:</text:span></text:p>
      <text:p text:style-name="Preformatted_20_Text"><text:span text:style-name="T2">:entity-snapshot-2 a prov:Entity ;</text:span></text:p>
      <text:p text:style-name="Preformatted_20_Text"><text:span text:style-name="T2"><text:tab/>prov:specializationOf :entity ;</text:span></text:p>
      <text:p text:style-name="Preformatted_20_Text"><text:span text:style-name="T2"><text:tab/>prov:wasDerivedFrom :entity-snapshot-1 ;</text:span></text:p>
      <text:p text:style-name="Preformatted_20_Text"><text:span text:style-name="T2"><text:tab/>new:hasUpdateQuery "INSERT DATA { :sp foaf:givenName 'Silvio' ; foaf:familyName 'Peroni' } ; DELETE DATA { :sp foaf:name 'Silvio Peroni' }" .</text:span></text:p>
      <text:p text:style-name="P3"><text:span text:style-name="T2">Using such snapshot-oriented structure, which clearly indicates how a previous snapshot of an entity has been modified to reach the set of statements currently available, makes easier to:</text:span></text:p>
      <text:list xml:id="list8409561523693170362" text:style-name="L7">
        <text:list-item>
          <text:p text:style-name="P4"><text:span text:style-name="T2">retrieve the current statements of the entity, since they are those currently available in the dataset;</text:span></text:p>
        </text:list-item>
        <text:list-item>
          <text:p text:style-name="P4"><text:span text:style-name="T2">restore the entity to a certain snapshot s</text:span><text:span text:style-name="T5">i</text:span><text:span text:style-name="T2"> by applying the inverse operations (i.e. deletions </text:span><text:soft-page-break/><text:span text:style-name="T2">instead of insertions and vice versa) of all the update queries from the most recent snapshot s</text:span><text:span text:style-name="T5">n</text:span><text:span text:style-name="T2"> to s</text:span><text:span text:style-name="T5">i+1</text:span><text:span text:style-name="T2">.</text:span></text:p>
        </text:list-item>
      </text:list>
      <text:p text:style-name="P3"><text:span text:style-name="T2">For instance, to get back to the status recorded by the first snapshot of the aforementioned example, we can just to run all the inverse operations of the update query indicated in the second snapshot, i.e.:</text:span></text:p>
      <text:p text:style-name="P1"><text:span text:style-name="T2">INSERT DATA { :sp foaf:name 'Silvio Peroni' } ;</text:span></text:p>
      <text:p text:style-name="P1"><text:span text:style-name="T2">DELETE DATA { :sp foaf:givenName 'Silvio' ; foaf:familyName 'Peroni' }</text:span></text:p>
      <text:h text:style-name="Heading_20_1" text:outline-level="1"><text:bookmark-start text:name="__RefHeading__16814_1591320820"/>A real application: the OpenCitations Corpus<text:bookmark-end text:name="__RefHeading__16814_1591320820"/></text:h>
      <text:p text:style-name="P3">The OCC has been accompanied by a formal metadata model <text:bookmark-ref text:reference-format="number-all-superior" text:ref-name="__RefNumPara__19064_1591320820">[1]</text:bookmark-ref> which is strictly followed by all the data in the corpus. The metadata model is explicitly aligned with the SPAR Ontologies<text:span text:style-name="T1"> </text:span><text:span text:style-name="T1"><text:bookmark-ref text:reference-format="number-all-superior" text:ref-name="__RefNumPara__19067_1591320820">[11]</text:bookmark-ref></text:span> for expressing the data and to other standard vocabularies, e.g. PROV-O <text:span text:style-name="T2"><text:bookmark-ref text:reference-format="number-all-superior" text:ref-name="__RefNumPara__17349_1591320820">[4]</text:bookmark-ref></text:span> and PROV-DC <text:span text:style-name="T2"><text:bookmark-ref text:reference-format="number-all-superior" text:ref-name="__RefNumPara__17595_1591320820">[8]</text:bookmark-ref></text:span><text:span text:style-name="T2">, for expressing contextual information of entities, such as provenance data. All the ontological entities introduced by the metadata model are conveniently grouped together in the </text:span><text:a xlink:type="simple" xlink:href="http://w3id.org/oc/ontology" text:style-name="Internet_20_link" text:visited-style-name="Visited_20_Internet_20_Link"><text:span text:style-name="T2">OpenCitations Ontology (OCO)</text:span></text:a><text:span text:style-name="T2">, which also implements the </text:span><text:span text:style-name="T4">oco:hasUpdateQuery</text:span><text:span text:style-name="T2"> for keeping track of changes as described in </text:span><text:span text:style-name="T2"><text:bookmark-ref text:reference-format="text" text:ref-name="__RefHeading__16812_1591320820">A document-inspired approach to data drift</text:bookmark-ref></text:span><text:span text:style-name="T2">. The entities included in the corpus can have one of the following types:</text:span></text:p>
      <text:list xml:id="list3986139460758472956" text:style-name="L8">
        <text:list-item>
          <text:p text:style-name="P6"><text:span text:style-name="T6">bibliographic resource</text:span> (br), class <text:span text:style-name="Source_20_Text">fabio:Expression</text:span> – a resource that either cites or is cited by other bibliographic resources (e.g. journal articles), or that contains such citing/cited resources (e.g. journals);</text:p>
        </text:list-item>
        <text:list-item>
          <text:p text:style-name="P6"><text:span text:style-name="T6">resource embodiment</text:span> (re), class <text:span text:style-name="Source_20_Text">fabio:Manifestation</text:span> – details of the physical or digital form in which the bibliographic resource is made available by their publishers;</text:p>
        </text:list-item>
        <text:list-item>
          <text:p text:style-name="P6"><text:span text:style-name="T6">bibliographic entry</text:span> (be), class <text:span text:style-name="Source_20_Text">biro:BibliographicReference</text:span> – the literal textual bibliographic entry occurring in the reference lists within the bibliographic resource, that references another bibliographic resource;</text:p>
        </text:list-item>
        <text:list-item>
          <text:p text:style-name="P6"><text:span text:style-name="T6">responsible agent</text:span> (ra), class <text:span text:style-name="Source_20_Text">foaf:Agent</text:span> – an agent having certain roles with respect to the bibliographic resource;</text:p>
        </text:list-item>
        <text:list-item>
          <text:p text:style-name="P6"><text:span text:style-name="T6">agent role</text:span> (ar), class <text:span text:style-name="Source_20_Text">pro:RoleInTime</text:span> – a role held by an agent with respect to the bibliographic resource (e.g. author, editor, publisher);</text:p>
        </text:list-item>
        <text:list-item>
          <text:p text:style-name="P6"><text:span text:style-name="T3">identifiers</text:span><text:span text:style-name="T2"> (id) (class </text:span><text:span text:style-name="Source_20_Text"><text:span text:style-name="T2">datacite:Identifier</text:span></text:span><text:span text:style-name="T2">) – an external identifier (e.g. DOI, ORCID, PubMedID) associated with the bibliographic entity.</text:span></text:p>
        </text:list-item>
      </text:list>
      <text:p text:style-name="P3"><text:span text:style-name="T2">Each OCC entity is identified by a URL (e.g. </text:span><text:a xlink:type="simple" xlink:href="https://w3id.org/oc/corpus/br/525205" text:style-name="Internet_20_link" text:visited-style-name="Visited_20_Internet_20_Link"><text:span text:style-name="T2">https://w3id.org/oc/corpus/br/525205</text:span></text:a><text:span text:style-name="T2">) that includes a two-letter short name for the class of such entity (e.g. “br” for bibliographic resources) and the number (e.g. “525205”) that uniquely identifies it among the resources of the same type. Independently from the particular type assigned to entities, they have associated provenance information such as those introduced in </text:span><text:span text:style-name="T2"><text:bookmark-ref text:reference-format="text" text:ref-name="__RefHeading__16812_1591320820">A document-inspired approach to data drift</text:bookmark-ref></text:span><text:span text:style-name="T2">. In particular, we record four different kinds of provenance entities, as indicated in </text:span><text:span text:style-name="T2"><text:bookmark-ref text:reference-format="number-all-superior" text:ref-name="__RefNumPara__19064_1591320820">[1]</text:bookmark-ref></text:span><text:span text:style-name="T2">:</text:span></text:p>
      <text:list xml:id="list2575951042513090996" text:style-name="L9">
        <text:list-item>
          <text:p text:style-name="P5"><text:span text:style-name="T4">snapshot of entity metadata</text:span><text:span text:style-name="T2"> (short: </text:span><text:span text:style-name="T4">se</text:span><text:span text:style-name="T2">) – a particular snapshot recording the metadata associated with an individual entity at a particular time;.</text:span></text:p>
        </text:list-item>
        <text:list-item>
          <text:p text:style-name="P5"><text:span text:style-name="T4">curatorial activity</text:span><text:span text:style-name="T2"> (short: </text:span><text:span text:style-name="T4">ca</text:span><text:span text:style-name="T2">) – a curatorial activity relating to that entity, where possible activities are:</text:span></text:p>
          <text:list>
            <text:list-item>
              <text:p text:style-name="P5"><text:span text:style-name="T2">creation, i.e. the activity of creating a new entity and of associating new metadata with it, within the corpus;</text:span></text:p>
            </text:list-item>
            <text:list-item>
              <text:p text:style-name="P5"><text:span text:style-name="T2">modification, i.e. the activity of modifying (adding/removing) the metadata associated with an existing entity, or even of deprecating the entire entity;</text:span></text:p>
            </text:list-item>
            <text:list-item>
              <text:p text:style-name="P5"><text:soft-page-break/><text:span text:style-name="T2">merging, i.e. the activity of unifying the metadata relating to two different OCC bibliographic entity descriptions, if they actually represent the same thing. This can result in the deprecation of one of the corpus entries in favour of the other one.</text:span></text:p>
            </text:list-item>
          </text:list>
        </text:list-item>
        <text:list-item>
          <text:p text:style-name="P5"><text:span text:style-name="T4">provenance agent</text:span><text:span text:style-name="T2"> (short: </text:span><text:span text:style-name="T4">pa</text:span><text:span text:style-name="T2">) – the agent, such as a person, organisation or process, that creates or modifies entity metadata, or that is used as source provider of those metadata (e.g. Crossref);</text:span></text:p>
        </text:list-item>
        <text:list-item>
          <text:p text:style-name="P5"><text:span text:style-name="T4">curatorial role</text:span><text:span text:style-name="T2"> (short: </text:span><text:span text:style-name="T4">cr</text:span><text:span text:style-name="T2">) – a particular role held by a provenance agent with respect to a curatorial activity (e.g. OCC curator, metadata source).</text:span></text:p>
        </text:list-item>
      </text:list>
      <text:p text:style-name="P3"><text:span text:style-name="T2">All these information are stored in the provenance graph related to the particular entity in consideration. The URL of such provenance graph is the URL of the entity in consideration plus “/prov/”. The URL of all the aforementioned provenance entities (e.g. </text:span><text:a xlink:type="simple" xlink:href="https://w3id.org/oc/corpus/br/525205/prov/se/1" text:style-name="Internet_20_link" text:visited-style-name="Visited_20_Internet_20_Link"><text:span text:style-name="T2">https://w3id.org/oc/corpus/br/525205/prov/se/1</text:span></text:a><text:span text:style-name="T2">) is built using the provenance graph as base and adding two-letter short name for the class of such provenance entity (e.g. “se” for snapshot of entity metadata) and the number (e.g. “1”) that uniquely identifies it among the resources of the same type in the context of that particular provenance graph. An exception to that URL template is provided for all the provenance agents, that are shared among the whole corpus and, thus, they have </text:span><text:a xlink:type="simple" xlink:href="https://w3id.org/oc/corpus/prov/pa/" text:style-name="Internet_20_link" text:visited-style-name="Visited_20_Internet_20_Link"><text:span text:style-name="T2">https://w3id.org/oc/corpus/prov/pa/</text:span></text:a><text:span text:style-name="T2"> as base URL (e.g. </text:span><text:a xlink:type="simple" xlink:href="https://w3id.org/oc/corpus/prov/pa/1" text:style-name="Internet_20_link" text:visited-style-name="Visited_20_Internet_20_Link"><text:span text:style-name="T2">https://w3id.org/oc/corpus/prov/pa/1</text:span></text:a><text:span text:style-name="T2">). </text:span></text:p>
      <text:p text:style-name="P3"><text:span text:style-name="T2">As an example, let us discuss the provenance statements added during the creation and modification of </text:span><text:a xlink:type="simple" xlink:href="https://w3id.org/oc/corpus/br/525205" text:style-name="Internet_20_link" text:visited-style-name="Visited_20_Internet_20_Link"><text:span text:style-name="T2">https://w3id.org/oc/corpus/br/525205</text:span></text:a><text:span text:style-name="T2"> – that are all accessible online. After the creation, the following statements are added to the corpus:</text:span></text:p>
      <text:p text:style-name="Preformatted_20_Text"><text:span text:style-name="T2"># Snapshot of entity metadata</text:span></text:p>
      <text:p text:style-name="Preformatted_20_Text"><text:span text:style-name="T2">&lt;https://w3id.org/oc/corpus/br/525205/prov/se/1&gt; a prov:Entity ;</text:span></text:p>
      <text:p text:style-name="Preformatted_20_Text"><text:span text:style-name="T2"><text:tab/>rdfs:label "snapshot of entity metadata 1 related to bibliographic resource 525205 [se/1 -&gt; br/525205]" ;</text:span></text:p>
      <text:p text:style-name="Preformatted_20_Text"><text:span text:style-name="T2"><text:tab/>prov:generatedAtTime "2016-08-08T22:25:48"^^xsd:dateTime ;</text:span></text:p>
      <text:p text:style-name="Preformatted_20_Text"><text:span text:style-name="T2"><text:tab/>prov:hadPrimarySource &lt;http://api.crossref.org/works/10.2196/mhealth.5331&gt; ;</text:span></text:p>
      <text:p text:style-name="Preformatted_20_Text"><text:span text:style-name="T2"><text:tab/>prov:specializationOf &lt;https://w3id.org/oc/corpus/br/525205&gt; ;</text:span></text:p>
      <text:p text:style-name="Preformatted_20_Text"><text:span text:style-name="T2"><text:tab/>prov:wasGeneratedBy &lt;https://w3id.org/oc/corpus/br/525205/prov/ca/1&gt; .</text:span></text:p>
      <text:p text:style-name="Preformatted_20_Text"><text:span text:style-name="T2"/></text:p>
      <text:p text:style-name="Preformatted_20_Text"><text:span text:style-name="T2"># Curatorial activity</text:span></text:p>
      <text:p text:style-name="Preformatted_20_Text"><text:span text:style-name="T2">&lt;https://w3id.org/oc/corpus/br/525205/prov/ca/1&gt; a prov:Activity, prov:Create ;</text:span></text:p>
      <text:p text:style-name="Preformatted_20_Text"><text:span text:style-name="T2"><text:tab/>rdfs:label "curatorial activity 1 related to bibliographic resource 525205 [ca/1 -&gt; br/525205]" ;</text:span></text:p>
      <text:p text:style-name="Preformatted_20_Text"><text:span text:style-name="T2"><text:tab/>dcterms:description "The entity 'https://w3id.org/oc/corpus/br/525205' has been created." ;</text:span></text:p>
      <text:p text:style-name="Preformatted_20_Text"><text:span text:style-name="T2"><text:tab/>prov:qualifiedAssociation </text:span></text:p>
      <text:p text:style-name="Preformatted_20_Text"><text:span text:style-name="T2"><text:tab/><text:tab/>&lt;https://w3id.org/oc/corpus/br/525205/prov/cr/1&gt; ,</text:span></text:p>
      <text:p text:style-name="Preformatted_20_Text"><text:span text:style-name="T2"><text:tab/><text:tab/>&lt;https://w3id.org/oc/corpus/br/525205/prov/cr/2&gt; .</text:span></text:p>
      <text:p text:style-name="Preformatted_20_Text"><text:span text:style-name="T2"/></text:p>
      <text:p text:style-name="Preformatted_20_Text"><text:span text:style-name="T2"># Curatorial roles</text:span></text:p>
      <text:p text:style-name="Preformatted_20_Text">&lt;https://w3id.org/oc/corpus/br/525205/prov/cr/1&gt; a prov:Association ;</text:p>
      <text:p text:style-name="Preformatted_20_Text"><text:tab/>rdfs:label "curatorial role 1 related to bibliographic resource 525205 [cr/1 -&gt; br/525205]" ;</text:p>
      <text:p text:style-name="Preformatted_20_Text"><text:tab/>prov:agent &lt;https://w3id.org/oc/corpus/prov/pa/1&gt; ;</text:p>
      <text:p text:style-name="Preformatted_20_Text"><text:tab/>prov:hadRole oco:occ-curator .</text:p>
      <text:p text:style-name="Preformatted_20_Text"/>
      <text:p text:style-name="Preformatted_20_Text">&lt;https://w3id.org/oc/corpus/br/525205/prov/cr/2&gt; a prov:Association ;</text:p>
      <text:p text:style-name="Preformatted_20_Text"><text:tab/>rdfs:label "curatorial role 2 related to bibliographic resource 525205 [cr/2 -&gt; br/525205]" ;</text:p>
      <text:p text:style-name="Preformatted_20_Text"><text:tab/>prov:agent &lt;https://w3id.org/oc/corpus/prov/pa/2&gt; ;</text:p>
      <text:p text:style-name="Preformatted_20_Text"><text:tab/>prov:hadRole oco:source-metadata-provider .</text:p>
      <text:p text:style-name="Preformatted_20_Text"/>
      <text:p text:style-name="Preformatted_20_Text"># Provenance agents</text:p>
      <text:p text:style-name="Preformatted_20_Text">&lt;https://w3id.org/oc/corpus/prov/pa/1&gt; a prov:Agent ;</text:p>
      <text:p text:style-name="Preformatted_20_Text"><text:tab/>rdfs:label "provenance agent 1 [pa/1]" ;</text:p>
      <text:p text:style-name="Preformatted_20_Text"><text:soft-page-break/><text:tab/>foaf:name "SPACIN CrossrefProcessor" .</text:p>
      <text:p text:style-name="Preformatted_20_Text"/>
      <text:p text:style-name="Preformatted_20_Text">&lt;https://w3id.org/oc/corpus/prov/pa/2&gt; a prov:Agent ;</text:p>
      <text:p text:style-name="Preformatted_20_Text"><text:tab/>rdfs:label "provenance agent 2 [pa/2]" ;</text:p>
      <text:p text:style-name="Preformatted_20_Text"><text:tab/>ns1:name "Crossref" .</text:p>
      <text:p text:style-name="P3"><text:span text:style-name="T2">Basically, the first snapshot of the resource </text:span><text:span text:style-name="Source_20_Text"><text:span text:style-name="T2">br/525205</text:span></text:span><text:span text:style-name="T2"> has been created on August 8, 2016, at 22:25:48 (property </text:span><text:span text:style-name="T4">prov:generatedAtTime</text:span><text:span text:style-name="T2">), starting from the data retrieved in the source document </text:span><text:a xlink:type="simple" xlink:href="http://api.crossref.org/works/10.2196/mhealth.5331" text:style-name="Internet_20_link" text:visited-style-name="Visited_20_Internet_20_Link"><text:span text:style-name="T2">http://api.crossref.org/works/10.2196/mhealth.5331</text:span></text:a><text:span text:style-name="T2"> (property </text:span><text:span text:style-name="T4">prov:hadPrimarySource</text:span><text:span text:style-name="T2">). The activity that generates the data of </text:span><text:span text:style-name="Source_20_Text"><text:span text:style-name="T2">br/525205</text:span></text:span><text:span text:style-name="T2"> (property </text:span><text:span text:style-name="T4">prov:wasGeneratedBy</text:span><text:span text:style-name="T2">) was a creation activity (class </text:span><text:span text:style-name="T4">prov:Create</text:span><text:span text:style-name="T2">) that involved (property </text:span><text:span text:style-name="T4">prov:qualifiedAssociation</text:span><text:span text:style-name="T2">) two agents (referred by the property </text:span><text:span text:style-name="T4">prov:agent</text:span><text:span text:style-name="T2">), i.e. SPACIN CrossrefProcessor (that is one of the automatic scripts of OpenCitations responsible for the creation of RDF data) and Crossref, as OCC curator and source metadata provider respectively.</text:span></text:p>
      <text:p text:style-name="P3"><text:span text:style-name="T2">Then, few days after its creation, the resource </text:span><text:span text:style-name="Source_20_Text"><text:span text:style-name="T2">br/525205</text:span></text:span><text:span text:style-name="T2"> has been extended with additional data concerning its citation links to other bibliographic resources, as well as the completion of the full textual references it includes. The following provenance statements have been, thus, generated:</text:span></text:p>
      <text:p text:style-name="Preformatted_20_Text"><text:span text:style-name="T2"># The old snapshot has been invalidated...</text:span></text:p>
      <text:p text:style-name="Preformatted_20_Text"><text:span text:style-name="T2">&lt;https://w3id.org/oc/corpus/br/525205/prov/se/1&gt; </text:span></text:p>
      <text:p text:style-name="Preformatted_20_Text"><text:span text:style-name="T2"><text:tab/>prov:invalidatedAtTime "2016-08-29T22:42:06"^^xsd:dateTime ;</text:span></text:p>
      <text:p text:style-name="Preformatted_20_Text"><text:span text:style-name="T2"><text:tab/>prov:wasInvalidatedBy &lt;https://w3id.org/oc/corpus/br/525205/prov/ca/2&gt; .</text:span></text:p>
      <text:p text:style-name="Preformatted_20_Text"><text:span text:style-name="T2"/></text:p>
      <text:p text:style-name="Preformatted_20_Text"><text:span text:style-name="T2"># ... and it was substituted by a new one</text:span></text:p>
      <text:p text:style-name="Preformatted_20_Text"><text:span text:style-name="T2">&lt;https://w3id.org/oc/corpus/br/525205/prov/se/2&gt; a prov:Entity ;</text:span></text:p>
      <text:p text:style-name="Preformatted_20_Text"><text:span text:style-name="T2"><text:tab/>rdfs:label "snapshot of entity metadata 2 related to bibliographic resource 525205 [se/2 -&gt; br/525205]" ;</text:span></text:p>
      <text:p text:style-name="Preformatted_20_Text"><text:span text:style-name="T2"><text:tab/>prov:generatedAtTime "2016-08-29T22:42:06"^^xsd:dateTime ;</text:span></text:p>
      <text:p text:style-name="Preformatted_20_Text"><text:span text:style-name="T2"><text:tab/>prov:hadPrimarySource &lt;http://www.ebi.ac.uk/europepmc/webservices/rest/PMC4911509/fullTextXML&gt; ;</text:span></text:p>
      <text:p text:style-name="Preformatted_20_Text"><text:span text:style-name="T2"><text:tab/>prov:specializationOf &lt;https://w3id.org/oc/corpus/br/525205&gt; ;</text:span></text:p>
      <text:p text:style-name="Preformatted_20_Text"><text:span text:style-name="T2"><text:tab/>prov:wasDerivedFrom &lt;https://w3id.org/oc/corpus/br/525205/prov/se/1&gt; ;</text:span></text:p>
      <text:p text:style-name="Preformatted_20_Text"><text:span text:style-name="T2"><text:tab/>prov:wasGeneratedBy &lt;https://w3id.org/oc/corpus/br/525205/prov/ca/2&gt; ;</text:span></text:p>
      <text:p text:style-name="Preformatted_20_Text"><text:span text:style-name="T2"><text:tab/>oco:hasUpdateQuery "INSERT DATA { GRAPH &lt;https://w3id.org/oc/corpus/br/&gt; { &lt;https://w3id.org/oc/corpus/br/525205&gt; &lt;http://purl.org/spar/cito/cites&gt; &lt;https://w3id.org/oc/corpus/br/1095459&gt; . &lt;https://w3id.org/oc/corpus/br/525205&gt; &lt;http://purl.org/vocab/frbr/core#part&gt; &lt;https://w3id.org/oc/corpus/be/727491&gt; . &lt;https://w3id.org/oc/corpus/br/525205&gt; &lt;http://purl.org/vocab/frbr/core#part&gt; &lt;https://w3id.org/oc/corpus/be/727452&gt; ... } }" .</text:span></text:p>
      <text:p text:style-name="Preformatted_20_Text"><text:span text:style-name="T2"/></text:p>
      <text:p text:style-name="Preformatted_20_Text"><text:span text:style-name="T2"># Curatorial activity</text:span></text:p>
      <text:p text:style-name="Preformatted_20_Text"><text:span text:style-name="T2">&lt;https://w3id.org/oc/corpus/br/525205/prov/ca/2&gt; a prov:Activity, prov:Modify ;</text:span></text:p>
      <text:p text:style-name="Preformatted_20_Text"><text:span text:style-name="T2"><text:tab/>rdfs:label "curatorial activity 2 related to bibliographic resource 525205 [ca/2 -&gt; br/525205]" ;</text:span></text:p>
      <text:p text:style-name="Preformatted_20_Text"><text:span text:style-name="T2"><text:tab/>dcterms:description "The entity 'https://w3id.org/oc/corpus/br/525205' has been extended with citation data." ;</text:span></text:p>
      <text:p text:style-name="Preformatted_20_Text"><text:span text:style-name="T2"><text:tab/>prov:qualifiedAssociation </text:span></text:p>
      <text:p text:style-name="Preformatted_20_Text"><text:span text:style-name="T2"><text:tab/><text:tab/>&lt;https://w3id.org/oc/corpus/br/525205/prov/cr/3&gt; ,</text:span></text:p>
      <text:p text:style-name="Preformatted_20_Text"><text:span text:style-name="T2"><text:tab/><text:tab/>&lt;https://w3id.org/oc/corpus/br/525205/prov/cr/4&gt; .</text:span></text:p>
      <text:p text:style-name="Preformatted_20_Text"><text:span text:style-name="T2"/></text:p>
      <text:p text:style-name="Preformatted_20_Text"><text:span text:style-name="T2"># Curatorial roles</text:span></text:p>
      <text:p text:style-name="Preformatted_20_Text"><text:span text:style-name="T2">&lt;https://w3id.org/oc/corpus/br/525205/prov/cr/3&gt; a prov:Association ;</text:span></text:p>
      <text:p text:style-name="Preformatted_20_Text"><text:span text:style-name="T2"><text:tab/>rdfs:label "curatorial role 3 related to bibliographic resource 525205 [cr/3 -&gt; br/525205]" ;</text:span></text:p>
      <text:p text:style-name="Preformatted_20_Text"><text:span text:style-name="T2"><text:tab/>prov:agent &lt;https://w3id.org/oc/corpus/prov/pa/1&gt; ;</text:span></text:p>
      <text:p text:style-name="Preformatted_20_Text"><text:span text:style-name="T2"><text:tab/>prov:hadRole oco:occ-curator .</text:span></text:p>
      <text:p text:style-name="Preformatted_20_Text"><text:span text:style-name="T2"><text:tab/></text:span></text:p>
      <text:p text:style-name="Preformatted_20_Text"><text:span text:style-name="T2">&lt;https://w3id.org/oc/corpus/br/525205/prov/cr/4&gt; a prov:Association ;</text:span></text:p>
      <text:p text:style-name="Preformatted_20_Text"><text:span text:style-name="T2"><text:tab/>rdfs:label "curatorial role 4 related to bibliographic resource 525205 [cr/4 -&gt; br/525205]" ;</text:span></text:p>
      <text:p text:style-name="Preformatted_20_Text"><text:span text:style-name="T2"><text:tab/>prov:agent &lt;https://w3id.org/oc/corpus/prov/pa/2&gt; ;</text:span></text:p>
      <text:p text:style-name="Preformatted_20_Text"><text:span text:style-name="T2"><text:tab/>prov:hadRole oco:source-metadata-provider .</text:span></text:p>
      <text:p text:style-name="P3"><text:soft-page-break/><text:span text:style-name="T2">The new snapshot has substituted the previous one (properties </text:span><text:span text:style-name="T4">prov:invalidatedAtTime</text:span><text:span text:style-name="T2"> and </text:span><text:span text:style-name="T4">prov:wasInvalidatedBy</text:span><text:span text:style-name="T2">) by updating the information about the resource </text:span><text:span text:style-name="Source_20_Text"><text:span text:style-name="T2">br/525205</text:span></text:span><text:span text:style-name="T2"> with those indicated by the property </text:span><text:span text:style-name="T4">oco:hasUpdateQuery</text:span><text:span text:style-name="T2">. The new snapshot has been created by a particular modification activity (class </text:span><text:span text:style-name="T4">prov:Modify</text:span><text:span text:style-name="T2">) that involved the same agents with the same roles as before.</text:span></text:p>
      <text:h text:style-name="Heading_20_1" text:outline-level="1"><text:bookmark-start text:name="__RefHeading__16816_1591320820"/>Conclusions<text:bookmark-end text:name="__RefHeading__16816_1591320820"/></text:h>
      <text:p text:style-name="P3">In this paper we have introduced a new approach for keeping track of changes in RDF data and, consequently, in LOD datasets. The method proposed is actually derived from existing techniques applied to the Document Engineering domain for addressing similar issues. We have also described as this approach has been implemented within the OpenCitations Project, and it is used as the main mechanism for providing a complete history of how the entities in the OpenCitations Corpus have evolved in time. In the future, we plan to develop automatic tools that allow us to restore a particular snapshot of an entity by looking at its provenance information only, so as to facilitate the restoration of entities at a particular time.</text:p>
      <text:h text:style-name="Heading_20_1" text:outline-level="1">References</text:h>
      <text:list xml:id="list1771966344683543728" text:style-name="L3">
        <text:list-item>
          <text:p text:style-name="P2"><text:bookmark-start text:name="__RefNumPara__19064_159132082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064_1591320820"/></text:p>
        </text:list-item>
        <text:list-item>
          <text:p text:style-name="P2"><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2"><text:bookmark-start text:name="__RefNumPara__17351_1591320820"/><text:span text:style-name="Emphasis"><text:span text:style-name="T2">Peroni, S., Shotton, D., Vitali, F. (2016). Freedom for bibliographic references: OpenCitations arise. To appear in Proceedings of 2016 International Workshop on Linked Data for Information Extraction (LD4IE 2016). </text:span></text:span><text:a xlink:type="simple" xlink:href="https://w3id.org/oc/paper/occ-lisc2016.html" text:style-name="Internet_20_link" text:visited-style-name="Visited_20_Internet_20_Link"><text:span text:style-name="Emphasis"><text:span text:style-name="T2">https://w3id.org/oc/paper/occ-lisc2016.html</text:span></text:span></text:a><text:span text:style-name="Emphasis"><text:span text:style-name="T2"> </text:span></text:span><text:bookmark-end text:name="__RefNumPara__17351_1591320820"/></text:p>
        </text:list-item>
        <text:list-item>
          <text:p text:style-name="P2"><text:bookmark-start text:name="__RefNumPara__17349_1591320820"/><text:span text:style-name="Emphasis"><text:span text:style-name="T2">Lebo, T., Sahoo, S., McGuinness, D. (2013). PROV-O: The PROV Ontology. W3C Recommendation, 30 April 2013. World Wide Web Consortium. </text:span></text:span><text:a xlink:type="simple" xlink:href="http://www.w3.org/TR/prov-o/" text:style-name="Internet_20_link" text:visited-style-name="Visited_20_Internet_20_Link"><text:span text:style-name="Emphasis"><text:span text:style-name="T2">http://www.w3.org/TR/prov-o/</text:span></text:span></text:a><text:span text:style-name="Emphasis"><text:span text:style-name="T2"> </text:span></text:span><text:bookmark-end text:name="__RefNumPara__17349_1591320820"/></text:p>
        </text:list-item>
        <text:list-item>
          <text:p text:style-name="P2"><text:bookmark-start text:name="__RefNumPara__17367_1591320820"/><text:span text:style-name="Emphasis"><text:span text:style-name="T2">Carroll, J. J., Bizer, C., Hayes, P., &amp; Stickler, P. (2005). Named graphs. Web Semantics: Science, Services and Agents on the World Wide Web, 3(4): 247–267. </text:span></text:span><text:a xlink:type="simple" xlink:href="http://dx.doi.org/10.1016/j.websem.2005.09.001" text:style-name="Internet_20_link" text:visited-style-name="Visited_20_Internet_20_Link"><text:span text:style-name="Emphasis"><text:span text:style-name="T2">http://dx.doi.org/10.1016/j.websem.2005.09.001</text:span></text:span></text:a><text:span text:style-name="Emphasis"><text:span text:style-name="T2"> </text:span></text:span><text:bookmark-end text:name="__RefNumPara__17367_1591320820"/></text:p>
        </text:list-item>
        <text:list-item>
          <text:p text:style-name="P2"><text:bookmark-start text:name="__RefNumPara__17504_1591320820"/><text:span text:style-name="Emphasis"><text:span text:style-name="T2">Vrandecic, D., Krötzsch, M. (2014). Wikidata: a free collaborative knowledge base. Communication of the ACM, 57 (10): 78–85. </text:span></text:span><text:a xlink:type="simple" xlink:href="http://dx.doi.org/10.1145/2629489" text:style-name="Internet_20_link" text:visited-style-name="Visited_20_Internet_20_Link"><text:span text:style-name="Emphasis"><text:span text:style-name="T2">http://dx.doi.org/10.1145/2629489</text:span></text:span></text:a><text:span text:style-name="Emphasis"><text:span text:style-name="T2"> </text:span></text:span><text:bookmark-end text:name="__RefNumPara__17504_1591320820"/></text:p>
        </text:list-item>
        <text:list-item>
          <text:p text:style-name="P2"><text:bookmark-start text:name="__RefNumPara__17502_1591320820"/><text:span text:style-name="Emphasis"><text:span text:style-name="T2">Lehmann, J., Isele, R., Jakob, M., Jentzsch, A., Kontokostas, D., Mendes, P. N., Hellmann, S., Morsey, M., van Kleef, P., Auer, S., Bizer, C. (2015). DBpedia - A large-scale, multilingual knowledge base extracted from Wikipedia. Semantic Web, 6 (2): 167–195. </text:span></text:span><text:a xlink:type="simple" xlink:href="http://dx.doi.org/10.3233/SW-140134" text:style-name="Internet_20_link" text:visited-style-name="Visited_20_Internet_20_Link"><text:span text:style-name="Emphasis"><text:span text:style-name="T2">http://dx.doi.org/10.3233/SW-140134</text:span></text:span></text:a><text:span text:style-name="Emphasis"><text:span text:style-name="T2"> </text:span></text:span><text:bookmark-end text:name="__RefNumPara__17502_1591320820"/></text:p>
        </text:list-item>
        <text:list-item>
          <text:p text:style-name="P2"><text:bookmark-start text:name="__RefNumPara__17595_1591320820"/><text:span text:style-name="Emphasis"><text:span text:style-name="T2">Garijo, D., Eckert, K. (2013). Dublin Core to PROV Mapping. W3C Working Group Note, 30 April 2013. </text:span></text:span><text:a xlink:type="simple" xlink:href="https://www.w3.org/TR/prov-dc/" text:style-name="Internet_20_link" text:visited-style-name="Visited_20_Internet_20_Link"><text:span text:style-name="Emphasis"><text:span text:style-name="T2">https://www.w3.org/TR/prov-dc/</text:span></text:span></text:a><text:span text:style-name="Emphasis"><text:span text:style-name="T2"> </text:span></text:span><text:bookmark-end text:name="__RefNumPara__17595_1591320820"/></text:p>
        </text:list-item>
        <text:list-item>
          <text:p text:style-name="P2"><text:bookmark-start text:name="__RefNumPara__17813_1591320820"/><text:span text:style-name="Emphasis"><text:span text:style-name="T2">Welty, C. A., Fikes, R. (2006). A Reusable Ontology for Fluents in OWL. In Proceedings of FOIS 2006: 226–236.</text:span></text:span><text:bookmark-end text:name="__RefNumPara__17813_1591320820"/></text:p>
        </text:list-item>
        <text:list-item>
          <text:p text:style-name="P2"><text:bookmark-start text:name="__RefNumPara__17979_1591320820"/><text:span text:style-name="Emphasis"><text:span text:style-name="T2">Peroni, S., Poggi, F., Vitali, F. (2014). Overlapproaches in documents: a definitive classification (in OWL, 2!). In Proceedings of Balisage 2014. </text:span></text:span><text:a xlink:type="simple" xlink:href="http://dx.doi.org/10.4242/BalisageVol13.Peroni01" text:style-name="Internet_20_link" text:visited-style-name="Visited_20_Internet_20_Link"><text:span text:style-name="Emphasis"><text:span text:style-name="T2">http://dx.doi.org/10.4242/BalisageVol13.Peroni01</text:span></text:span></text:a><text:span text:style-name="Emphasis"><text:span text:style-name="T2"> </text:span></text:span><text:bookmark-end text:name="__RefNumPara__17979_1591320820"/></text:p>
        </text:list-item>
        <text:list-item>
          <text:p text:style-name="P2"><text:bookmark-start text:name="__RefNumPara__19067_1591320820"/><text:span text:style-name="Emphasis"><text:span text:style-name="T2">Peroni, S. (2014). The Semantic Publishing and Referencing Ontologies. In Semantic </text:span></text:span><text:soft-page-break/><text:span text:style-name="Emphasis"><text:span text:style-name="T2">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9067_1591320820"/></text:p>
        </text:list-item>
        <text:list-item>
          <text:p text:style-name="P2"><text:bookmark-start text:name="__RefNumPara__21031_1591320820"/><text:span text:style-name="Emphasis"><text:span text:style-name="T2">Guarino, N., Welty, C. A. (2009). An Overview of OntoClean. In Handbook on Ontologies: 201–220. Berlin, Germany: Springer. ISBN: 978-3-540-70999-2</text:span></text:span><text:bookmark-end text:name="__RefNumPara__21031_15913208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9-17T07:45:17</meta:creation-date>
    <meta:generator>OpenOffice/4.1.1$Unix OpenOffice.org_project/411m6$Build-9775</meta:generator>
    <dc:date>2016-09-23T12:06:34</dc:date>
    <dc:creator>Silvio Peroni</dc:creator>
    <meta:editing-duration>P1DT5H31M10S</meta:editing-duration>
    <meta:editing-cycles>195</meta:editing-cycles>
    <meta:document-statistic meta:table-count="0" meta:image-count="0" meta:object-count="0" meta:page-count="8" meta:paragraph-count="141" meta:word-count="3372" meta:character-count="24083"/>
    <meta:user-defined meta:name="Author_1">Silvio Peroni -- silvio.peroni@unibo.it -- DASPLab, DISI, University of Bologna, Bologna, Italy</meta:user-defined>
    <meta:user-defined meta:name="Author_2">David Shotton -- david.shotton@oerc.oc.ac.uk -- Oxford e-Research Centre, University of Oxford, Oxford, UK</meta:user-defined>
    <meta:user-defined meta:name="Author_3">Fabio Vitali -- fabio.vitali@unibo.it -- DASPLab, DISI, University of Bologna, Bologna, Italy</meta:user-defined>
    <meta:user-defined meta:name="Keywords">change tracking -- document changes -- RDF changes -- OpenCitations -- OpenCitations Corpus -- PROV-O</meta:user-defined>
  </office:meta>
</office:document-meta>
</file>